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fill="solid" draw:fill-color="#eb613d"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_20__28_var_29_"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479cm" fo:min-width="0cm"/>
    </style:style>
    <style:style style:name="gr9" style:family="graphic" style:parent-style-name="standard">
      <style:graphic-properties draw:fill="solid" draw:fill-color="#9999cc"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8.544cm"/>
    </style:style>
    <style:style style:name="gr11" style:family="graphic" style:parent-style-name="standard">
      <style:graphic-properties svg:stroke-color="#ff0000" draw:marker-end="Arrow" draw:marker-end-width="0.3cm" draw:textarea-horizontal-align="center" draw:textarea-vertical-align="middle"/>
    </style:style>
    <style:style style:name="gr12" style:family="graphic" style:parent-style-name="standard">
      <style:graphic-properties draw:fill="solid" draw:fill-color="#cccc00" draw:textarea-vertical-align="middle" draw:auto-grow-height="false" fo:min-height="0.749cm" fo:min-width="0.499cm"/>
    </style:style>
    <style:style style:name="gr13" style:family="graphic">
      <style:graphic-properties style:protect="siz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indent="0cm"/>
      <style:text-properties fo:font-size="12pt"/>
    </style:style>
    <style:style style:name="P8" style:family="paragraph">
      <style:text-properties fo:font-size="14pt" fo:font-weight="bold"/>
    </style:style>
    <style:style style:name="P9" style:family="paragraph">
      <style:text-properties fo:font-size="10pt"/>
    </style:style>
    <style:style style:name="P10" style:family="paragraph">
      <style:paragraph-properties fo:margin-left="0cm" fo:margin-right="0cm" fo:text-indent="0cm"/>
      <style:text-properties fo:font-size="14pt" fo:font-weight="bold"/>
    </style:style>
    <style:style style:name="P11" style:family="paragraph">
      <style:paragraph-properties fo:text-align="center"/>
      <style:text-properties fo:font-size="14pt"/>
    </style:style>
    <style:style style:name="P12" style:family="paragraph">
      <style:paragraph-properties fo:margin-left="0.6cm" fo:margin-right="0cm" fo:text-indent="-0.6cm"/>
    </style:style>
    <style:style style:name="T1" style:family="text">
      <style:text-properties fo:font-size="12pt"/>
    </style:style>
    <style:style style:name="T2" style:family="text">
      <style:text-properties fo:color="#ff0000" fo:font-size="12pt"/>
    </style:style>
    <style:style style:name="T3" style:family="text">
      <style:text-properties fo:font-size="12pt" fo:font-style="italic"/>
    </style:style>
    <style:style style:name="T4" style:family="text">
      <style:text-properties fo:font-size="12pt" fo:font-style="italic" style:text-underline-style="solid" style:text-underline-width="auto" style:text-underline-color="font-color" fo:font-weight="normal"/>
    </style:style>
    <style:style style:name="T5" style:family="text">
      <style:text-properties fo:font-size="12pt" fo:font-style="italic" style:text-underline-style="solid" style:text-underline-width="auto" style:text-underline-color="font-color" fo:font-weight="bold"/>
    </style:style>
    <style:style style:name="T6" style:family="text">
      <style:text-properties fo:font-size="14pt" fo:font-weight="bold"/>
    </style:style>
    <style:style style:name="T7" style:family="text">
      <style:text-properties fo:font-size="10pt"/>
    </style:style>
    <style:style style:name="T8"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1" draw:layer="layout" svg:width="11.918cm" svg:height="4.038cm" svg:x="3.116cm" svg:y="16.207cm">
          <text:p text:style-name="P5"/>
        </draw:rect>
        <draw:rect draw:style-name="gr2" draw:text-style-name="P1" draw:layer="layout" svg:width="8.043cm" svg:height="3.891cm" svg:x="4.972cm" svg:y="10.839cm">
          <text:p text:style-name="P5"/>
        </draw:rect>
        <draw:rect draw:style-name="gr3" draw:text-style-name="P3" draw:layer="layout" svg:width="6.746cm" svg:height="2.675cm" svg:x="5.615cm" svg:y="11.637cm">
          <text:p text:style-name="P2"><text:span text:style-name="T1">File Gateway</text:span></text:p>
          <text:p text:style-name="P2"><text:span text:style-name="T1"/></text:p>
          <text:p text:style-name="P2"><text:span text:style-name="T1">(composer = FileStreamSplitter)</text:span></text:p>
        </draw:rect>
        <draw:custom-shape draw:style-name="gr4" draw:text-style-name="P4" draw:layer="layout" svg:width="3.029cm" svg:height="3.452cm" svg:x="7.284cm" svg:y="3.87cm">
          <text:p text:style-name="P2"><text:span text:style-name="T1">File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5" draw:text-style-name="P1" draw:layer="layout" svg:x1="8.777cm" svg:y1="0.712cm" svg:x2="8.777cm" svg:y2="4.294cm">
            <text:p text:style-name="P5"/>
          </draw:line>
          <draw:frame draw:style-name="gr6" draw:text-style-name="P6" draw:layer="layout" svg:width="4.659cm" svg:height="1.203cm" svg:x="8.647cm" svg:y="0.745cm">
            <draw:text-box>
              <text:p text:style-name="P5"><text:span text:style-name="T2">(1)</text:span><text:span text:style-name="T1"> Order File Delivery</text:span></text:p>
              <text:p text:style-name="P5"><text:span text:style-name="T3">(EDI)</text:span></text:p>
            </draw:text-box>
          </draw:frame>
        </draw:g>
        <draw:g>
          <draw:line draw:style-name="gr7" draw:text-style-name="P1" draw:layer="layout" svg:x1="8.782cm" svg:y1="6.996cm" svg:x2="8.782cm" svg:y2="12.207cm">
            <text:p text:style-name="P5"/>
          </draw:line>
          <draw:frame draw:style-name="gr8" draw:text-style-name="P7" draw:layer="layout" svg:width="4.883cm" svg:height="1.729cm" svg:x="8.617cm" svg:y="8.501cm">
            <draw:text-box>
              <text:p text:style-name="P5"><text:span text:style-name="T2">(2)</text:span><text:span text:style-name="T1"> EDI Order Message</text:span></text:p>
              <text:p text:style-name="P5"><text:span text:style-name="T4">(</text:span><text:span text:style-name="T5">Streamed</text:span><text:span text:style-name="T4">)</text:span></text:p>
            </draw:text-box>
          </draw:frame>
        </draw:g>
        <draw:rect draw:style-name="gr2" draw:text-style-name="P1" draw:layer="layout" svg:width="5.6cm" svg:height="2.447cm" svg:x="0.699cm" svg:y="3.312cm">
          <text:p text:style-name="P5"/>
        </draw:rect>
        <draw:custom-shape draw:style-name="gr9" draw:text-style-name="P1" draw:layer="layout" svg:width="2.703cm" svg:height="2.312cm" svg:x="3.67cm" svg:y="16.815cm">
          <text:p text:style-name="P5"/>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1" draw:layer="layout" svg:width="2.703cm" svg:height="2.312cm" svg:x="7.904cm" svg:y="16.815cm">
          <text:p text:style-name="P5"/>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1" draw:layer="layout" svg:width="2.703cm" svg:height="2.312cm" svg:x="11.813cm" svg:y="16.847cm">
          <text:p text:style-name="P5"/>
          <draw:enhanced-geometry svg:viewBox="0 0 21600 21600" draw:text-areas="4230 4230 21600 21600" draw:type="flowchart-internal-storage" draw:enhanced-path="M 0 0 L 21600 0 21600 21600 0 21600 Z N M 4230 0 L 4230 21600 N M 0 4230 L 21600 4230 N"/>
        </draw:custom-shape>
        <draw:frame draw:style-name="gr6" draw:text-style-name="P8" draw:layer="layout" svg:width="3.525cm" svg:height="0.818cm" svg:x="11.636cm" svg:y="19.474cm">
          <draw:text-box>
            <text:p text:style-name="P5"><text:span text:style-name="T6">05_Database</text:span></text:p>
          </draw:text-box>
        </draw:frame>
        <draw:frame draw:style-name="gr6" draw:text-style-name="P9" draw:layer="layout" svg:width="1.582cm" svg:height="0.64cm" svg:x="12.441cm" svg:y="17.813cm">
          <draw:text-box>
            <text:p text:style-name="P5"><text:span text:style-name="T7">Orders</text:span></text:p>
          </draw:text-box>
        </draw:frame>
        <draw:frame draw:style-name="gr6" draw:text-style-name="P9" draw:layer="layout" svg:width="1.95cm" svg:height="0.64cm" svg:x="8.542cm" svg:y="17.813cm">
          <draw:text-box>
            <text:p text:style-name="P5"><text:span text:style-name="T7">Accounts</text:span></text:p>
          </draw:text-box>
        </draw:frame>
        <draw:frame draw:style-name="gr6" draw:text-style-name="P9" draw:layer="layout" svg:width="1.891cm" svg:height="0.64cm" svg:x="4.343cm" svg:y="17.813cm">
          <draw:text-box>
            <text:p text:style-name="P5"><text:span text:style-name="T7">Products</text:span></text:p>
          </draw:text-box>
        </draw:frame>
        <draw:frame draw:style-name="gr6" draw:text-style-name="P8" draw:layer="layout" svg:width="8.207cm" svg:height="0.818cm" svg:x="4.937cm" svg:y="10.774cm">
          <draw:text-box>
            <text:p text:style-name="P5"><text:span text:style-name="T6">01_split_enrich_transform_route</text:span></text:p>
          </draw:text-box>
        </draw:frame>
        <draw:line draw:style-name="gr5" draw:text-style-name="P1" draw:layer="layout" svg:x1="5.753cm" svg:y1="16.733cm" svg:x2="8cm" svg:y2="14.161cm">
          <text:p text:style-name="P5"/>
        </draw:line>
        <draw:frame draw:style-name="gr6" draw:text-style-name="P6" draw:layer="layout" svg:width="4.113cm" svg:height="0.725cm" svg:x="4.039cm" svg:y="15.04cm">
          <draw:text-box>
            <text:p text:style-name="P5"><text:span text:style-name="T2">(3*)</text:span><text:span text:style-name="T1"> Read Products</text:span></text:p>
          </draw:text-box>
        </draw:frame>
        <draw:line draw:style-name="gr5" draw:text-style-name="P1" draw:layer="layout" svg:x1="9.466cm" svg:y1="16.798cm" svg:x2="9.042cm" svg:y2="14.193cm">
          <text:p text:style-name="P5"/>
        </draw:line>
        <draw:frame draw:style-name="gr6" draw:text-style-name="P6" draw:layer="layout" svg:width="4.185cm" svg:height="0.725cm" svg:x="8.14cm" svg:y="14.941cm">
          <draw:text-box>
            <text:p text:style-name="P5"><text:span text:style-name="T2">(3*)</text:span><text:span text:style-name="T1"> Read Accounts</text:span></text:p>
          </draw:text-box>
        </draw:frame>
        <draw:frame draw:style-name="gr6" draw:text-style-name="P8" draw:layer="layout" svg:width="3.817cm" svg:height="0.818cm" svg:x="0.637cm" svg:y="3.274cm">
          <draw:text-box>
            <text:p text:style-name="P5"><text:span text:style-name="T6">02_Low_Price</text:span></text:p>
          </draw:text-box>
        </draw:frame>
        <draw:frame draw:style-name="gr6" draw:text-style-name="P6" draw:layer="layout" svg:width="1.649cm" svg:height="0.725cm" svg:x="2.586cm" svg:y="4.457cm">
          <draw:text-box>
            <text:p text:style-name="P5"><text:span text:style-name="T1">(XML)</text:span></text:p>
          </draw:text-box>
        </draw:frame>
        <draw:rect draw:style-name="gr2" draw:text-style-name="P1" draw:layer="layout" svg:width="5.662cm" svg:height="2.447cm" svg:x="16.018cm" svg:y="3.379cm">
          <text:p text:style-name="P5"/>
        </draw:rect>
        <draw:frame draw:style-name="gr6" draw:text-style-name="P8" draw:layer="layout" svg:width="3.914cm" svg:height="0.818cm" svg:x="15.92cm" svg:y="3.295cm">
          <draw:text-box>
            <text:p text:style-name="P5"><text:span text:style-name="T6">03_High_Price</text:span></text:p>
          </draw:text-box>
        </draw:frame>
        <draw:frame draw:style-name="gr6" draw:text-style-name="P6" draw:layer="layout" svg:width="3.233cm" svg:height="0.725cm" svg:x="17.469cm" svg:y="4.378cm">
          <draw:text-box>
            <text:p text:style-name="P5"><text:span text:style-name="T1">(Java Objects)</text:span></text:p>
          </draw:text-box>
        </draw:frame>
        <draw:rect draw:style-name="gr2" draw:text-style-name="P1" draw:layer="layout" svg:width="9.005cm" svg:height="2.447cm" svg:x="18.213cm" svg:y="11.813cm">
          <text:p text:style-name="P5"/>
        </draw:rect>
        <draw:frame draw:style-name="gr10" draw:text-style-name="P10" draw:layer="layout" svg:width="9.417cm" svg:height="0.818cm" svg:x="18.007cm" svg:y="11.775cm">
          <draw:text-box>
            <text:p text:style-name="P5"><text:span text:style-name="T6">04_Reptiles_notify_webservice_proxy</text:span></text:p>
          </draw:text-box>
        </draw:frame>
        <draw:frame draw:style-name="gr6" draw:text-style-name="P6" draw:layer="layout" svg:width="1.963cm" svg:height="0.725cm" svg:x="21.6cm" svg:y="12.958cm">
          <draw:text-box>
            <text:p text:style-name="P5"><text:span text:style-name="T1">(SOAP)</text:span></text:p>
          </draw:text-box>
        </draw:frame>
        <draw:line draw:style-name="gr11" draw:text-style-name="P1" draw:layer="layout" svg:x1="7.314cm" svg:y1="12.109cm" svg:x2="3.791cm" svg:y2="5.442cm">
          <text:p text:style-name="P5"/>
        </draw:line>
        <draw:frame draw:style-name="gr6" draw:text-style-name="P6" draw:layer="layout" svg:width="4.588cm" svg:height="2.159cm" svg:x="1.659cm" svg:y="7.03cm">
          <draw:text-box>
            <text:p text:style-name="P5"><text:span text:style-name="T2">(4*)</text:span><text:span text:style-name="T1"> Route Order Item</text:span></text:p>
            <text:p text:style-name="P5"><text:span text:style-name="T3">(XML)</text:span></text:p>
            <text:p text:style-name="P5"><text:span text:style-name="T3">(price &lt; 17.00)</text:span></text:p>
            <text:p text:style-name="P5"><text:span text:style-name="T3">(FragmentRouter)</text:span></text:p>
          </draw:text-box>
        </draw:frame>
        <draw:line draw:style-name="gr11" draw:text-style-name="P1" draw:layer="layout" svg:x1="10.798cm" svg:y1="14.063cm" svg:x2="13.143cm" svg:y2="17.222cm">
          <text:p text:style-name="P5"/>
        </draw:line>
        <draw:frame draw:style-name="gr6" draw:layer="layout" svg:width="4.588cm" svg:height="1.203cm" svg:x="12.036cm" svg:y="15.135cm">
          <draw:text-box>
            <text:p text:style-name="P5"><text:span text:style-name="T2">(4*)</text:span><text:span text:style-name="T1"> Route Order Item</text:span></text:p>
            <text:p text:style-name="P5"><text:span text:style-name="T3">(All Order Items)</text:span></text:p>
          </draw:text-box>
        </draw:frame>
        <draw:line draw:style-name="gr11" draw:text-style-name="P1" draw:layer="layout" svg:x1="10.738cm" svg:y1="12.017cm" svg:x2="17.072cm" svg:y2="5.35cm">
          <text:p text:style-name="P5"/>
        </draw:line>
        <draw:frame draw:style-name="gr6" draw:text-style-name="P6" draw:layer="layout" svg:width="4.588cm" svg:height="2.159cm" svg:x="14.288cm" svg:y="6.726cm">
          <draw:text-box>
            <text:p text:style-name="P5"><text:span text:style-name="T2">(4*)</text:span><text:span text:style-name="T1"> Route Order Item</text:span></text:p>
            <text:p text:style-name="P5"><text:span text:style-name="T3">(Java)</text:span></text:p>
            <text:p text:style-name="P5"><text:span text:style-name="T3">(price &gt; 190.00)</text:span></text:p>
            <text:p text:style-name="P5"><text:span text:style-name="T3">(FragmentRouter)</text:span></text:p>
          </draw:text-box>
        </draw:frame>
        <draw:line draw:style-name="gr11" draw:text-style-name="P1" draw:layer="layout" svg:x1="12.049cm" svg:y1="13.131cm" svg:x2="20.353cm" svg:y2="13.131cm">
          <text:p text:style-name="P5"/>
        </draw:line>
        <draw:frame draw:style-name="gr6" draw:text-style-name="P6" draw:layer="layout" svg:width="5.222cm" svg:height="2.159cm" svg:x="12.889cm" svg:y="12.027cm">
          <draw:text-box>
            <text:p text:style-name="P5"><text:span text:style-name="T2">(4*)</text:span><text:span text:style-name="T1"> Route Order Item</text:span></text:p>
            <text:p text:style-name="P5"><text:span text:style-name="T3">(SOAP)</text:span></text:p>
            <text:p text:style-name="P5"><text:span text:style-name="T3">(category = “REPTILES”)</text:span></text:p>
            <text:p text:style-name="P5"><text:span text:style-name="T3">(FragmentRouter)</text:span></text:p>
          </draw:text-box>
        </draw:frame>
        <draw:custom-shape draw:style-name="gr12" draw:text-style-name="P11" draw:layer="layout" svg:width="7.118cm" svg:height="2.419cm" svg:x="19.085cm" svg:y="16.709cm">
          <text:p text:style-name="P2"><text:span text:style-name="T8">ReptilesNotifyWS</text:span></text:p>
          <text:p text:style-name="P2"><text:span text:style-name="T8">(Webservi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1" draw:layer="layout" svg:x1="22.713cm" svg:y1="13.825cm" svg:x2="22.713cm" svg:y2="17.035cm">
          <text:p text:style-name="P5"/>
        </draw:line>
        <draw:frame draw:style-name="gr6" draw:text-style-name="P6" draw:layer="layout" svg:width="4.223cm" svg:height="1.199cm" svg:x="20.789cm" svg:y="14.928cm">
          <draw:text-box>
            <text:p text:style-name="P5"><text:span text:style-name="T2">(4**)</text:span><text:span text:style-name="T1"> WS Invocation</text:span></text:p>
            <text:p text:style-name="P5"><text:span text:style-name="T1">(HttpRouter)</text:span></text:p>
          </draw:text-box>
        </draw:frame>
        <presentation:notes draw:style-name="dp2">
          <draw:page-thumbnail draw:style-name="gr13" draw:layer="layout" svg:width="14.848cm" svg:height="11.136cm" svg:x="3.075cm" svg:y="2.257cm" draw:page-number="1" presentation:class="page"/>
          <draw:frame presentation:style-name="pr1" draw:text-style-name="P1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8-06-06T14:53:14</meta:creation-date>
    <dc:date>2008-06-15T12:30:04</dc:date>
    <dc:language>en-US</dc:language>
    <meta:editing-cycles>35</meta:editing-cycles>
    <meta:editing-duration>P6DT10H1M51S</meta:editing-duration>
    <meta:user-defined meta:name="Info 1"/>
    <meta:user-defined meta:name="Info 2"/>
    <meta:user-defined meta:name="Info 3"/>
    <meta:user-defined meta:name="Info 4"/>
    <meta:document-statistic meta:object-count="65"/>
  </office:meta>
</office:document-meta>
</file>